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ScriptFactory.executeScript( ScriptSource scriptSource , Class &lt; ? &gt; scrip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oovyScriptFactory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Factory.getScriptedObject( ScriptSource scriptSource , @ Nullable Class &lt; ? &gt; ... actualInterfac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roovyScriptFactory.buildGroovyClassLoader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.GroovyScriptFactory( String scriptSourceLocator , CompilationCustomizer ... compilationCustomiz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ScriptFactory.requiresScriptedObjectRefresh( ScriptSource scrip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Factory.setBeanClassLoader(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ScriptFactory.getScrip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Factory.get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Factory.getGroovy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Factory.GroovyScriptFactory( String scriptSource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Factory.GroovyScriptFactory( String scriptSourceLocator , @ Nullable CompilerConfiguration compiler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.GroovyScriptFactory( String scriptSourceLocator , @ Nullable GroovyObjectCustomizer groovyObject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.getScriptedObjectType( ScriptSource script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ovyScriptFactory.requiresConfig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ultHolder.CachedResultHolder( @ Nullabl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